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728in" svg:y="3.3106in">
            <draw:object draw:notify-on-update-of-ranges="Sheet1.H3:Sheet1.H19 Sheet1.H3:Sheet1.H19 Sheet1.I2:Sheet1.I2 Sheet1.I3:Sheet1.I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1098in" svg:y="3.6319in">
            <draw:object draw:notify-on-update-of-ranges="Sheet1.K24:Sheet1.K41 Sheet1.L24:Sheet1.L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>
            <text:p>Winkel</text:p>
          </table:table-cell>
          <table:table-cell office:value-type="string">
            <text:p>Frequenz in MHz</text:p>
          </table:table-cell>
          <table:table-cell office:value-type="string">
            <text:p>LSR in km/s</text:p>
          </table:table-cell>
          <table:table-cell/>
          <table:table-cell office:value-type="string">
            <text:p>auf uns zu</text:p>
          </table:table-cell>
          <table:table-cell table:number-columns-repeated="2"/>
          <table:table-cell office:value-type="string">
            <text:p>winkel</text:p>
          </table:table-cell>
          <table:table-cell office:value-type="string">
            <text:p>v rot</text:p>
          </table:table-cell>
          <table:table-cell/>
          <table:table-cell office:value-type="string">
            <text:p>omega0R0</text:p>
          </table:table-cell>
          <table:table-cell office:value-type="string">
            <text:p>omega0R</text:p>
          </table:table-cell>
          <table:table-cell office:value-type="string">
            <text:p>v rot</text:p>
          </table:table-cell>
          <table:table-cell/>
          <table:table-cell office:value-type="string">
            <text:p>Winkel l</text:p>
          </table:table-cell>
          <table:table-cell office:value-type="string">
            <text:p>Winkel b</text:p>
          </table:table-cell>
          <table:table-cell office:value-type="string">
            <text:p>Frequenz in MHz</text:p>
          </table:table-cell>
          <table:table-cell office:value-type="string">
            <text:p>vLSR in km/s</text:p>
          </table:table-cell>
          <table:table-cell office:value-type="string">
            <text:p>vMaxObserved in km/s</text:p>
          </table:table-cell>
          <table:table-cell office:value-type="string">
            <text:p>R in kpc</text:p>
          </table:table-cell>
          <table:table-cell office:value-type="string">
            <text:p>v rot in km/s</text:p>
          </table:table-cell>
          <table:table-cell table:style-name="Default" office:value-type="string">
            <text:p>Fehler v 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0.59">
            <text:p>1420.59</text:p>
          </table:table-cell>
          <table:table-cell office:value-type="float" office:value="-39.79">
            <text:p>-39.79</text:p>
          </table:table-cell>
          <table:table-cell/>
          <table:table-cell table:formula="of:=(1420.406-[.B2])/1420.406*299792" office:value-type="float" office:value="-38.8351837432331">
            <text:p>-38.8351837432</text:p>
          </table:table-cell>
          <table:table-cell table:formula="of:=[.E2]-[.C2]" office:value-type="float" office:value="0.954816256766918">
            <text:p>0.9548162568</text:p>
          </table:table-cell>
          <table:table-cell/>
          <table:table-cell table:formula="of:=[.A2]" office:value-type="float" office:value="0">
            <text:p>0</text:p>
          </table:table-cell>
          <table:table-cell table:formula="of:=[.M2]" office:value-type="float" office:value="0.954816256766918">
            <text:p>0.9548162568</text:p>
          </table:table-cell>
          <table:table-cell/>
          <table:table-cell office:value-type="float" office:value="220">
            <text:p>220</text:p>
          </table:table-cell>
          <table:table-cell table:formula="of:=[.K2]*SIN([.A2]*3.141592653/180)" office:value-type="float" office:value="0">
            <text:p>0</text:p>
          </table:table-cell>
          <table:table-cell table:formula="of:=[.F2]+[.L2]" office:value-type="float" office:value="0.954816256766918">
            <text:p>0.9548162568</text:p>
          </table:table-cell>
          <table:table-cell/>
          <table:table-cell table:formula="of:=[.H2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table:formula="of:=[.B2]" office:value-type="float" office:value="1420.59">
            <text:p>1420.59</text:p>
          </table:table-cell>
          <table:table-cell table:style-name="ce1" table:formula="of:=[.C2]" office:value-type="float" office:value="-39.79">
            <text:p>-39.79</text:p>
          </table:table-cell>
          <table:table-cell table:style-name="ce2" table:formula="of:=[.F2]" office:value-type="float" office:value="0.954816256766918">
            <text:p>0.955</text:p>
          </table:table-cell>
          <table:table-cell table:style-name="ce2" table:formula="of:=[.K24]" office:value-type="float" office:value="0">
            <text:p>0.000</text:p>
          </table:table-cell>
          <table:table-cell table:style-name="ce1" table:formula="of:=[.M2]" office:value-type="float" office:value="0.954816256766918">
            <text:p>0.95</text:p>
          </table:table-cell>
          <table:table-cell table:formula="of:=[.V29]" office:value-type="float" office:value="10.5530390606629">
            <text:p>10.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0.58">
            <text:p>1420.58</text:p>
          </table:table-cell>
          <table:table-cell office:value-type="float" office:value="-40.95">
            <text:p>-40.95</text:p>
          </table:table-cell>
          <table:table-cell/>
          <table:table-cell table:formula="of:=(1420.406-[.B3])/1420.406*299792" office:value-type="float" office:value="-36.7245759311024">
            <text:p>-36.7245759311</text:p>
          </table:table-cell>
          <table:table-cell table:formula="of:=[.E3]-[.C3]" office:value-type="float" office:value="4.22542406889759">
            <text:p>4.2254240689</text:p>
          </table:table-cell>
          <table:table-cell/>
          <table:table-cell table:formula="of:=[.A3]" office:value-type="float" office:value="5">
            <text:p>5</text:p>
          </table:table-cell>
          <table:table-cell table:formula="of:=[.M3]" office:value-type="float" office:value="23.3996874697918">
            <text:p>23.3996874698</text:p>
          </table:table-cell>
          <table:table-cell/>
          <table:table-cell table:formula="of:=[.K2]" office:value-type="float" office:value="220">
            <text:p>220</text:p>
          </table:table-cell>
          <table:table-cell table:formula="of:=[.K3]*SIN([.A3]*3.141592653/180)" office:value-type="float" office:value="19.1742634008942">
            <text:p>19.1742634009</text:p>
          </table:table-cell>
          <table:table-cell table:formula="of:=[.F3]+[.L3]" office:value-type="float" office:value="23.3996874697918">
            <text:p>23.3996874698</text:p>
          </table:table-cell>
          <table:table-cell/>
          <table:table-cell table:formula="of:=[.H3]" office:value-type="float" office:value="5">
            <text:p>5</text:p>
          </table:table-cell>
          <table:table-cell table:formula="of:=[.P2]" office:value-type="float" office:value="0">
            <text:p>0</text:p>
          </table:table-cell>
          <table:table-cell table:style-name="ce1" table:formula="of:=[.B3]" office:value-type="float" office:value="1420.58">
            <text:p>1420.58</text:p>
          </table:table-cell>
          <table:table-cell table:style-name="ce1" table:formula="of:=[.C3]" office:value-type="float" office:value="-40.95">
            <text:p>-40.95</text:p>
          </table:table-cell>
          <table:table-cell table:style-name="ce2" table:formula="of:=[.F3]" office:value-type="float" office:value="4.22542406889759">
            <text:p>4.225</text:p>
          </table:table-cell>
          <table:table-cell table:style-name="ce2" table:formula="of:=[.K25]" office:value-type="float" office:value="0.740823813216368">
            <text:p>0.741</text:p>
          </table:table-cell>
          <table:table-cell table:style-name="ce1" table:formula="of:=[.M3]" office:value-type="float" office:value="23.3996874697918">
            <text:p>23.40</text:p>
          </table:table-cell>
          <table:table-cell table:formula="of:=[.V30]" office:value-type="float" office:value="10.5530390606629">
            <text:p>1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0.58">
            <text:p>1420.58</text:p>
          </table:table-cell>
          <table:table-cell office:value-type="float" office:value="-41.83">
            <text:p>-41.83</text:p>
          </table:table-cell>
          <table:table-cell/>
          <table:table-cell table:formula="of:=(1420.406-[.B4])/1420.406*299792" office:value-type="float" office:value="-36.7245759311024">
            <text:p>-36.7245759311</text:p>
          </table:table-cell>
          <table:table-cell table:formula="of:=[.E4]-[.C4]" office:value-type="float" office:value="5.10542406889758">
            <text:p>5.1054240689</text:p>
          </table:table-cell>
          <table:table-cell/>
          <table:table-cell table:formula="of:=[.A4]" office:value-type="float" office:value="10">
            <text:p>10</text:p>
          </table:table-cell>
          <table:table-cell table:formula="of:=[.M4]" office:value-type="float" office:value="43.3080231485232">
            <text:p>43.3080231485</text:p>
          </table:table-cell>
          <table:table-cell/>
          <table:table-cell table:formula="of:=[.K3]" office:value-type="float" office:value="220">
            <text:p>220</text:p>
          </table:table-cell>
          <table:table-cell table:formula="of:=[.K4]*SIN([.A4]*3.141592653/180)" office:value-type="float" office:value="38.2025990796256">
            <text:p>38.2025990796</text:p>
          </table:table-cell>
          <table:table-cell table:formula="of:=[.F4]+[.L4]" office:value-type="float" office:value="43.3080231485232">
            <text:p>43.3080231485</text:p>
          </table:table-cell>
          <table:table-cell/>
          <table:table-cell table:formula="of:=[.H4]" office:value-type="float" office:value="10">
            <text:p>10</text:p>
          </table:table-cell>
          <table:table-cell table:formula="of:=[.P3]" office:value-type="float" office:value="0">
            <text:p>0</text:p>
          </table:table-cell>
          <table:table-cell table:style-name="ce1" table:formula="of:=[.B4]" office:value-type="float" office:value="1420.58">
            <text:p>1420.58</text:p>
          </table:table-cell>
          <table:table-cell table:style-name="ce1" table:formula="of:=[.C4]" office:value-type="float" office:value="-41.83">
            <text:p>-41.83</text:p>
          </table:table-cell>
          <table:table-cell table:style-name="ce2" table:formula="of:=[.F4]" office:value-type="float" office:value="5.10542406889758">
            <text:p>5.105</text:p>
          </table:table-cell>
          <table:table-cell table:style-name="ce2" table:formula="of:=[.K26]" office:value-type="float" office:value="1.47600950989463">
            <text:p>1.476</text:p>
          </table:table-cell>
          <table:table-cell table:style-name="ce1" table:formula="of:=[.M4]" office:value-type="float" office:value="43.3080231485232">
            <text:p>43.31</text:p>
          </table:table-cell>
          <table:table-cell table:formula="of:=[.V31]" office:value-type="float" office:value="10.5530390606629">
            <text:p>10.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20.58">
            <text:p>1420.58</text:p>
          </table:table-cell>
          <table:table-cell office:value-type="float" office:value="-42.4">
            <text:p>-42.4</text:p>
          </table:table-cell>
          <table:table-cell/>
          <table:table-cell table:formula="of:=(1420.406-[.B5])/1420.406*299792" office:value-type="float" office:value="-36.7245759311024">
            <text:p>-36.7245759311</text:p>
          </table:table-cell>
          <table:table-cell table:formula="of:=[.E5]-[.C5]" office:value-type="float" office:value="5.67542406889758">
            <text:p>5.6754240689</text:p>
          </table:table-cell>
          <table:table-cell/>
          <table:table-cell table:formula="of:=[.A5]" office:value-type="float" office:value="15">
            <text:p>15</text:p>
          </table:table-cell>
          <table:table-cell table:formula="of:=[.M5]" office:value-type="float" office:value="62.6156139810077">
            <text:p>62.615613981</text:p>
          </table:table-cell>
          <table:table-cell/>
          <table:table-cell table:formula="of:=[.K4]" office:value-type="float" office:value="220">
            <text:p>220</text:p>
          </table:table-cell>
          <table:table-cell table:formula="of:=[.K5]*SIN([.A5]*3.141592653/180)" office:value-type="float" office:value="56.9401899121101">
            <text:p>56.9401899121</text:p>
          </table:table-cell>
          <table:table-cell table:formula="of:=[.F5]+[.L5]" office:value-type="float" office:value="62.6156139810077">
            <text:p>62.615613981</text:p>
          </table:table-cell>
          <table:table-cell/>
          <table:table-cell table:formula="of:=[.H5]" office:value-type="float" office:value="15">
            <text:p>15</text:p>
          </table:table-cell>
          <table:table-cell table:formula="of:=[.P4]" office:value-type="float" office:value="0">
            <text:p>0</text:p>
          </table:table-cell>
          <table:table-cell table:style-name="ce1" table:formula="of:=[.B5]" office:value-type="float" office:value="1420.58">
            <text:p>1420.58</text:p>
          </table:table-cell>
          <table:table-cell table:style-name="ce1" table:formula="of:=[.C5]" office:value-type="float" office:value="-42.4">
            <text:p>-42.40</text:p>
          </table:table-cell>
          <table:table-cell table:style-name="ce2" table:formula="of:=[.F5]" office:value-type="float" office:value="5.67542406889758">
            <text:p>5.675</text:p>
          </table:table-cell>
          <table:table-cell table:style-name="ce2" table:formula="of:=[.K27]" office:value-type="float" office:value="2.19996188296789">
            <text:p>2.200</text:p>
          </table:table-cell>
          <table:table-cell table:style-name="ce1" table:formula="of:=[.M5]" office:value-type="float" office:value="62.6156139810077">
            <text:p>62.62</text:p>
          </table:table-cell>
          <table:table-cell table:formula="of:=[.V32]" office:value-type="float" office:value="10.5530390606629">
            <text:p>10.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0.58">
            <text:p>1420.58</text:p>
          </table:table-cell>
          <table:table-cell office:value-type="float" office:value="-42.63">
            <text:p>-42.63</text:p>
          </table:table-cell>
          <table:table-cell/>
          <table:table-cell table:formula="of:=(1420.406-[.B6])/1420.406*299792" office:value-type="float" office:value="-36.7245759311024">
            <text:p>-36.7245759311</text:p>
          </table:table-cell>
          <table:table-cell table:formula="of:=[.E6]-[.C6]" office:value-type="float" office:value="5.90542406889759">
            <text:p>5.9054240689</text:p>
          </table:table-cell>
          <table:table-cell/>
          <table:table-cell table:formula="of:=[.A6]" office:value-type="float" office:value="20">
            <text:p>20</text:p>
          </table:table-cell>
          <table:table-cell table:formula="of:=[.M6]" office:value-type="float" office:value="81.149855586997">
            <text:p>81.149855587</text:p>
          </table:table-cell>
          <table:table-cell/>
          <table:table-cell table:formula="of:=[.K5]" office:value-type="float" office:value="220">
            <text:p>220</text:p>
          </table:table-cell>
          <table:table-cell table:formula="of:=[.K6]*SIN([.A6]*3.141592653/180)" office:value-type="float" office:value="75.2444315180994">
            <text:p>75.2444315181</text:p>
          </table:table-cell>
          <table:table-cell table:formula="of:=[.F6]+[.L6]" office:value-type="float" office:value="81.149855586997">
            <text:p>81.149855587</text:p>
          </table:table-cell>
          <table:table-cell/>
          <table:table-cell table:formula="of:=[.H6]" office:value-type="float" office:value="20">
            <text:p>20</text:p>
          </table:table-cell>
          <table:table-cell table:formula="of:=[.P5]" office:value-type="float" office:value="0">
            <text:p>0</text:p>
          </table:table-cell>
          <table:table-cell table:style-name="ce1" table:formula="of:=[.B6]" office:value-type="float" office:value="1420.58">
            <text:p>1420.58</text:p>
          </table:table-cell>
          <table:table-cell table:style-name="ce1" table:formula="of:=[.C6]" office:value-type="float" office:value="-42.63">
            <text:p>-42.63</text:p>
          </table:table-cell>
          <table:table-cell table:style-name="ce2" table:formula="of:=[.F6]" office:value-type="float" office:value="5.90542406889759">
            <text:p>5.905</text:p>
          </table:table-cell>
          <table:table-cell table:style-name="ce2" table:formula="of:=[.K28]" office:value-type="float" office:value="2.90717121774475">
            <text:p>2.907</text:p>
          </table:table-cell>
          <table:table-cell table:style-name="ce1" table:formula="of:=[.M6]" office:value-type="float" office:value="81.149855586997">
            <text:p>81.15</text:p>
          </table:table-cell>
          <table:table-cell table:formula="of:=[.V33]" office:value-type="float" office:value="10.5530390606629">
            <text:p>10.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20.6">
            <text:p>1420.6</text:p>
          </table:table-cell>
          <table:table-cell office:value-type="float" office:value="-42.56">
            <text:p>-42.56</text:p>
          </table:table-cell>
          <table:table-cell/>
          <table:table-cell table:formula="of:=(1420.406-[.B7])/1420.406*299792" office:value-type="float" office:value="-40.9457915553638">
            <text:p>-40.9457915554</text:p>
          </table:table-cell>
          <table:table-cell table:formula="of:=[.E7]-[.C7]" office:value-type="float" office:value="1.61420844463625">
            <text:p>1.6142084446</text:p>
          </table:table-cell>
          <table:table-cell/>
          <table:table-cell table:formula="of:=[.A7]" office:value-type="float" office:value="25">
            <text:p>25</text:p>
          </table:table-cell>
          <table:table-cell table:formula="of:=[.M7]" office:value-type="float" office:value="94.5902260112571">
            <text:p>94.5902260113</text:p>
          </table:table-cell>
          <table:table-cell/>
          <table:table-cell table:formula="of:=[.K6]" office:value-type="float" office:value="220">
            <text:p>220</text:p>
          </table:table-cell>
          <table:table-cell table:formula="of:=[.K7]*SIN([.A7]*3.141592653/180)" office:value-type="float" office:value="92.9760175666209">
            <text:p>92.9760175666</text:p>
          </table:table-cell>
          <table:table-cell table:formula="of:=[.F7]+[.L7]" office:value-type="float" office:value="94.5902260112571">
            <text:p>94.5902260113</text:p>
          </table:table-cell>
          <table:table-cell/>
          <table:table-cell table:formula="of:=[.H7]" office:value-type="float" office:value="25">
            <text:p>25</text:p>
          </table:table-cell>
          <table:table-cell table:formula="of:=[.P6]" office:value-type="float" office:value="0">
            <text:p>0</text:p>
          </table:table-cell>
          <table:table-cell table:style-name="ce1" table:formula="of:=[.B7]" office:value-type="float" office:value="1420.6">
            <text:p>1420.60</text:p>
          </table:table-cell>
          <table:table-cell table:style-name="ce1" table:formula="of:=[.C7]" office:value-type="float" office:value="-42.56">
            <text:p>-42.56</text:p>
          </table:table-cell>
          <table:table-cell table:style-name="ce2" table:formula="of:=[.F7]" office:value-type="float" office:value="1.61420844463625">
            <text:p>1.614</text:p>
          </table:table-cell>
          <table:table-cell table:style-name="ce2" table:formula="of:=[.K29]" office:value-type="float" office:value="3.5922552241649">
            <text:p>3.592</text:p>
          </table:table-cell>
          <table:table-cell table:style-name="ce1" table:formula="of:=[.M7]" office:value-type="float" office:value="94.5902260112571">
            <text:p>94.59</text:p>
          </table:table-cell>
          <table:table-cell table:formula="of:=[.V34]" office:value-type="float" office:value="10.5530390606629">
            <text:p>10.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20.56">
            <text:p>1420.56</text:p>
          </table:table-cell>
          <table:table-cell office:value-type="float" office:value="-42.1">
            <text:p>-42.1</text:p>
          </table:table-cell>
          <table:table-cell/>
          <table:table-cell table:formula="of:=(1420.406-[.B8])/1420.406*299792" office:value-type="float" office:value="-32.5033603068411">
            <text:p>-32.5033603068</text:p>
          </table:table-cell>
          <table:table-cell table:formula="of:=[.E8]-[.C8]" office:value-type="float" office:value="9.59663969315892">
            <text:p>9.5966396932</text:p>
          </table:table-cell>
          <table:table-cell/>
          <table:table-cell table:formula="of:=[.A8]" office:value-type="float" office:value="30">
            <text:p>30</text:p>
          </table:table-cell>
          <table:table-cell table:formula="of:=[.M8]" office:value-type="float" office:value="119.59663967443">
            <text:p>119.5966396744</text:p>
          </table:table-cell>
          <table:table-cell/>
          <table:table-cell table:formula="of:=[.K7]" office:value-type="float" office:value="220">
            <text:p>220</text:p>
          </table:table-cell>
          <table:table-cell table:formula="of:=[.K8]*SIN([.A8]*3.141592653/180)" office:value-type="float" office:value="109.999999981272">
            <text:p>109.9999999813</text:p>
          </table:table-cell>
          <table:table-cell table:formula="of:=[.F8]+[.L8]" office:value-type="float" office:value="119.59663967443">
            <text:p>119.5966396744</text:p>
          </table:table-cell>
          <table:table-cell/>
          <table:table-cell table:formula="of:=[.H8]" office:value-type="float" office:value="30">
            <text:p>30</text:p>
          </table:table-cell>
          <table:table-cell table:formula="of:=[.P7]" office:value-type="float" office:value="0">
            <text:p>0</text:p>
          </table:table-cell>
          <table:table-cell table:style-name="ce1" table:formula="of:=[.B8]" office:value-type="float" office:value="1420.56">
            <text:p>1420.56</text:p>
          </table:table-cell>
          <table:table-cell table:style-name="ce1" table:formula="of:=[.C8]" office:value-type="float" office:value="-42.1">
            <text:p>-42.10</text:p>
          </table:table-cell>
          <table:table-cell table:style-name="ce2" table:formula="of:=[.F8]" office:value-type="float" office:value="9.59663969315892">
            <text:p>9.597</text:p>
          </table:table-cell>
          <table:table-cell table:style-name="ce2" table:formula="of:=[.K30]" office:value-type="float" office:value="4.2499999992764">
            <text:p>4.250</text:p>
          </table:table-cell>
          <table:table-cell table:style-name="ce1" table:formula="of:=[.M8]" office:value-type="float" office:value="119.59663967443">
            <text:p>119.60</text:p>
          </table:table-cell>
          <table:table-cell table:formula="of:=[.V35]" office:value-type="float" office:value="10.5530390606629">
            <text:p>10.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20.56">
            <text:p>1420.56</text:p>
          </table:table-cell>
          <table:table-cell office:value-type="float" office:value="-41.39">
            <text:p>-41.39</text:p>
          </table:table-cell>
          <table:table-cell/>
          <table:table-cell table:formula="of:=(1420.406-[.B9])/1420.406*299792" office:value-type="float" office:value="-32.5033603068411">
            <text:p>-32.5033603068</text:p>
          </table:table-cell>
          <table:table-cell table:formula="of:=[.E9]-[.C9]" office:value-type="float" office:value="8.88663969315892">
            <text:p>8.8866396932</text:p>
          </table:table-cell>
          <table:table-cell/>
          <table:table-cell table:formula="of:=[.A9]" office:value-type="float" office:value="35">
            <text:p>35</text:p>
          </table:table-cell>
          <table:table-cell table:formula="of:=[.M9]" office:value-type="float" office:value="135.073455669722">
            <text:p>135.0734556697</text:p>
          </table:table-cell>
          <table:table-cell/>
          <table:table-cell table:formula="of:=[.K8]" office:value-type="float" office:value="220">
            <text:p>220</text:p>
          </table:table-cell>
          <table:table-cell table:formula="of:=[.K9]*SIN([.A9]*3.141592653/180)" office:value-type="float" office:value="126.186815976563">
            <text:p>126.1868159766</text:p>
          </table:table-cell>
          <table:table-cell table:formula="of:=[.F9]+[.L9]" office:value-type="float" office:value="135.073455669722">
            <text:p>135.0734556697</text:p>
          </table:table-cell>
          <table:table-cell/>
          <table:table-cell table:formula="of:=[.H9]" office:value-type="float" office:value="35">
            <text:p>35</text:p>
          </table:table-cell>
          <table:table-cell table:formula="of:=[.P8]" office:value-type="float" office:value="0">
            <text:p>0</text:p>
          </table:table-cell>
          <table:table-cell table:style-name="ce1" table:formula="of:=[.B9]" office:value-type="float" office:value="1420.56">
            <text:p>1420.56</text:p>
          </table:table-cell>
          <table:table-cell table:style-name="ce1" table:formula="of:=[.C9]" office:value-type="float" office:value="-41.39">
            <text:p>-41.39</text:p>
          </table:table-cell>
          <table:table-cell table:style-name="ce2" table:formula="of:=[.F9]" office:value-type="float" office:value="8.88663969315892">
            <text:p>8.887</text:p>
          </table:table-cell>
          <table:table-cell table:style-name="ce2" table:formula="of:=[.K31]" office:value-type="float" office:value="4.87539970818539">
            <text:p>4.875</text:p>
          </table:table-cell>
          <table:table-cell table:style-name="ce1" table:formula="of:=[.M9]" office:value-type="float" office:value="135.073455669722">
            <text:p>135.07</text:p>
          </table:table-cell>
          <table:table-cell table:formula="of:=[.V36]" office:value-type="float" office:value="10.5530390606629">
            <text:p>10.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20.56">
            <text:p>1420.56</text:p>
          </table:table-cell>
          <table:table-cell office:value-type="float" office:value="-40.3">
            <text:p>-40.3</text:p>
          </table:table-cell>
          <table:table-cell/>
          <table:table-cell table:formula="of:=(1420.406-[.B10])/1420.406*299792" office:value-type="float" office:value="-32.5033603068411">
            <text:p>-32.5033603068</text:p>
          </table:table-cell>
          <table:table-cell table:formula="of:=[.E10]-[.C10]" office:value-type="float" office:value="7.79663969315892">
            <text:p>7.7966396932</text:p>
          </table:table-cell>
          <table:table-cell/>
          <table:table-cell table:formula="of:=[.A10]" office:value-type="float" office:value="40">
            <text:p>40</text:p>
          </table:table-cell>
          <table:table-cell table:formula="of:=[.M10]" office:value-type="float" office:value="149.209913802109">
            <text:p>149.2099138021</text:p>
          </table:table-cell>
          <table:table-cell/>
          <table:table-cell table:formula="of:=[.K9]" office:value-type="float" office:value="220">
            <text:p>220</text:p>
          </table:table-cell>
          <table:table-cell table:formula="of:=[.K10]*SIN([.A10]*3.141592653/180)" office:value-type="float" office:value="141.41327410895">
            <text:p>141.413274109</text:p>
          </table:table-cell>
          <table:table-cell table:formula="of:=[.F10]+[.L10]" office:value-type="float" office:value="149.209913802109">
            <text:p>149.2099138021</text:p>
          </table:table-cell>
          <table:table-cell/>
          <table:table-cell table:formula="of:=[.H10]" office:value-type="float" office:value="40">
            <text:p>40</text:p>
          </table:table-cell>
          <table:table-cell table:formula="of:=[.P9]" office:value-type="float" office:value="0">
            <text:p>0</text:p>
          </table:table-cell>
          <table:table-cell table:style-name="ce1" table:formula="of:=[.B10]" office:value-type="float" office:value="1420.56">
            <text:p>1420.56</text:p>
          </table:table-cell>
          <table:table-cell table:style-name="ce1" table:formula="of:=[.C10]" office:value-type="float" office:value="-40.3">
            <text:p>-40.30</text:p>
          </table:table-cell>
          <table:table-cell table:style-name="ce2" table:formula="of:=[.F10]" office:value-type="float" office:value="7.79663969315892">
            <text:p>7.797</text:p>
          </table:table-cell>
          <table:table-cell table:style-name="ce2" table:formula="of:=[.K32]" office:value-type="float" office:value="5.46369468148217">
            <text:p>5.464</text:p>
          </table:table-cell>
          <table:table-cell table:style-name="ce1" table:formula="of:=[.M10]" office:value-type="float" office:value="149.209913802109">
            <text:p>149.21</text:p>
          </table:table-cell>
          <table:table-cell table:formula="of:=[.V37]" office:value-type="float" office:value="10.5530390606629">
            <text:p>10.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20.55">
            <text:p>1420.55</text:p>
          </table:table-cell>
          <table:table-cell office:value-type="float" office:value="-37.28">
            <text:p>-37.28</text:p>
          </table:table-cell>
          <table:table-cell/>
          <table:table-cell table:formula="of:=(1420.406-[.B11])/1420.406*299792" office:value-type="float" office:value="-30.3927524947104">
            <text:p>-30.3927524947</text:p>
          </table:table-cell>
          <table:table-cell table:formula="of:=[.E11]-[.C11]" office:value-type="float" office:value="6.88724750528959">
            <text:p>6.8872475053</text:p>
          </table:table-cell>
          <table:table-cell/>
          <table:table-cell table:formula="of:=[.A11]" office:value-type="float" office:value="50">
            <text:p>50</text:p>
          </table:table-cell>
          <table:table-cell table:formula="of:=[.M11]" office:value-type="float" office:value="175.417024968297">
            <text:p>175.4170249683</text:p>
          </table:table-cell>
          <table:table-cell/>
          <table:table-cell table:formula="of:=[.K10]" office:value-type="float" office:value="220">
            <text:p>220</text:p>
          </table:table-cell>
          <table:table-cell table:formula="of:=[.K11]*SIN([.A11]*3.141592653/180)" office:value-type="float" office:value="168.529777463007">
            <text:p>168.529777463</text:p>
          </table:table-cell>
          <table:table-cell table:formula="of:=[.F11]+[.L11]" office:value-type="float" office:value="175.417024968297">
            <text:p>175.4170249683</text:p>
          </table:table-cell>
          <table:table-cell/>
          <table:table-cell table:formula="of:=[.H11]" office:value-type="float" office:value="50">
            <text:p>50</text:p>
          </table:table-cell>
          <table:table-cell table:formula="of:=[.P10]" office:value-type="float" office:value="0">
            <text:p>0</text:p>
          </table:table-cell>
          <table:table-cell table:style-name="ce1" table:formula="of:=[.B11]" office:value-type="float" office:value="1420.55">
            <text:p>1420.55</text:p>
          </table:table-cell>
          <table:table-cell table:style-name="ce1" table:formula="of:=[.C11]" office:value-type="float" office:value="-37.28">
            <text:p>-37.28</text:p>
          </table:table-cell>
          <table:table-cell table:style-name="ce2" table:formula="of:=[.F11]" office:value-type="float" office:value="6.88724750528959">
            <text:p>6.887</text:p>
          </table:table-cell>
          <table:table-cell table:style-name="ce2" table:formula="of:=[.K33]" office:value-type="float" office:value="6.51137776561619">
            <text:p>6.511</text:p>
          </table:table-cell>
          <table:table-cell table:style-name="ce1" table:formula="of:=[.M11]" office:value-type="float" office:value="175.417024968297">
            <text:p>175.42</text:p>
          </table:table-cell>
          <table:table-cell table:formula="of:=[.V38]" office:value-type="float" office:value="10.5530390606629">
            <text:p>10.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20.53">
            <text:p>1420.53</text:p>
          </table:table-cell>
          <table:table-cell office:value-type="float" office:value="-35.37">
            <text:p>-35.37</text:p>
          </table:table-cell>
          <table:table-cell/>
          <table:table-cell table:formula="of:=(1420.406-[.B12])/1420.406*299792" office:value-type="float" office:value="-26.1715368704491">
            <text:p>-26.1715368704</text:p>
          </table:table-cell>
          <table:table-cell table:formula="of:=[.E12]-[.C12]" office:value-type="float" office:value="9.19846312955092">
            <text:p>9.1984631296</text:p>
          </table:table-cell>
          <table:table-cell/>
          <table:table-cell table:formula="of:=[.A12]" office:value-type="float" office:value="55">
            <text:p>55</text:p>
          </table:table-cell>
          <table:table-cell table:formula="of:=[.M12]" office:value-type="float" office:value="189.411912850388">
            <text:p>189.4119128504</text:p>
          </table:table-cell>
          <table:table-cell/>
          <table:table-cell table:formula="of:=[.K11]" office:value-type="float" office:value="220">
            <text:p>220</text:p>
          </table:table-cell>
          <table:table-cell table:formula="of:=[.K12]*SIN([.A12]*3.141592653/180)" office:value-type="float" office:value="180.213449720837">
            <text:p>180.2134497208</text:p>
          </table:table-cell>
          <table:table-cell table:formula="of:=[.F12]+[.L12]" office:value-type="float" office:value="189.411912850388">
            <text:p>189.4119128504</text:p>
          </table:table-cell>
          <table:table-cell/>
          <table:table-cell table:formula="of:=[.H12]" office:value-type="float" office:value="55">
            <text:p>55</text:p>
          </table:table-cell>
          <table:table-cell table:formula="of:=[.P11]" office:value-type="float" office:value="0">
            <text:p>0</text:p>
          </table:table-cell>
          <table:table-cell table:style-name="ce1" table:formula="of:=[.B12]" office:value-type="float" office:value="1420.53">
            <text:p>1420.53</text:p>
          </table:table-cell>
          <table:table-cell table:style-name="ce1" table:formula="of:=[.C12]" office:value-type="float" office:value="-35.37">
            <text:p>-35.37</text:p>
          </table:table-cell>
          <table:table-cell table:style-name="ce2" table:formula="of:=[.F12]" office:value-type="float" office:value="9.19846312955092">
            <text:p>9.198</text:p>
          </table:table-cell>
          <table:table-cell table:style-name="ce2" table:formula="of:=[.K34]" office:value-type="float" office:value="6.96279237557781">
            <text:p>6.963</text:p>
          </table:table-cell>
          <table:table-cell table:style-name="ce1" table:formula="of:=[.M12]" office:value-type="float" office:value="189.411912850388">
            <text:p>189.41</text:p>
          </table:table-cell>
          <table:table-cell table:formula="of:=[.V39]" office:value-type="float" office:value="10.5530390606629">
            <text:p>10.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20.52">
            <text:p>1420.52</text:p>
          </table:table-cell>
          <table:table-cell office:value-type="float" office:value="-33.16">
            <text:p>-33.16</text:p>
          </table:table-cell>
          <table:table-cell/>
          <table:table-cell table:formula="of:=(1420.406-[.B13])/1420.406*299792" office:value-type="float" office:value="-24.0609290583184">
            <text:p>-24.0609290583</text:p>
          </table:table-cell>
          <table:table-cell table:formula="of:=[.E13]-[.C13]" office:value-type="float" office:value="9.09907094168159">
            <text:p>9.0990709417</text:p>
          </table:table-cell>
          <table:table-cell/>
          <table:table-cell table:formula="of:=[.A13]" office:value-type="float" office:value="60">
            <text:p>60</text:p>
          </table:table-cell>
          <table:table-cell table:formula="of:=[.M13]" office:value-type="float" office:value="199.624659752632">
            <text:p>199.6246597526</text:p>
          </table:table-cell>
          <table:table-cell/>
          <table:table-cell table:formula="of:=[.K12]" office:value-type="float" office:value="220">
            <text:p>220</text:p>
          </table:table-cell>
          <table:table-cell table:formula="of:=[.K13]*SIN([.A13]*3.141592653/180)" office:value-type="float" office:value="190.525588810951">
            <text:p>190.525588811</text:p>
          </table:table-cell>
          <table:table-cell table:formula="of:=[.F13]+[.L13]" office:value-type="float" office:value="199.624659752632">
            <text:p>199.6246597526</text:p>
          </table:table-cell>
          <table:table-cell/>
          <table:table-cell table:formula="of:=[.H13]" office:value-type="float" office:value="60">
            <text:p>60</text:p>
          </table:table-cell>
          <table:table-cell table:formula="of:=[.P12]" office:value-type="float" office:value="0">
            <text:p>0</text:p>
          </table:table-cell>
          <table:table-cell table:style-name="ce1" table:formula="of:=[.B13]" office:value-type="float" office:value="1420.52">
            <text:p>1420.52</text:p>
          </table:table-cell>
          <table:table-cell table:style-name="ce1" table:formula="of:=[.C13]" office:value-type="float" office:value="-33.16">
            <text:p>-33.16</text:p>
          </table:table-cell>
          <table:table-cell table:style-name="ce2" table:formula="of:=[.F13]" office:value-type="float" office:value="9.09907094168159">
            <text:p>9.099</text:p>
          </table:table-cell>
          <table:table-cell table:style-name="ce2" table:formula="of:=[.K35]" office:value-type="float" office:value="7.36121593133219">
            <text:p>7.361</text:p>
          </table:table-cell>
          <table:table-cell table:style-name="ce1" table:formula="of:=[.M13]" office:value-type="float" office:value="199.624659752632">
            <text:p>199.62</text:p>
          </table:table-cell>
          <table:table-cell table:formula="of:=[.V40]" office:value-type="float" office:value="10.5530390606629">
            <text:p>10.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20.52">
            <text:p>1420.52</text:p>
          </table:table-cell>
          <table:table-cell office:value-type="float" office:value="-30.7">
            <text:p>-30.7</text:p>
          </table:table-cell>
          <table:table-cell/>
          <table:table-cell table:formula="of:=(1420.406-[.B14])/1420.406*299792" office:value-type="float" office:value="-24.0609290583184">
            <text:p>-24.0609290583</text:p>
          </table:table-cell>
          <table:table-cell table:formula="of:=[.E14]-[.C14]" office:value-type="float" office:value="6.63907094168159">
            <text:p>6.6390709417</text:p>
          </table:table-cell>
          <table:table-cell/>
          <table:table-cell table:formula="of:=[.A14]" office:value-type="float" office:value="65">
            <text:p>65</text:p>
          </table:table-cell>
          <table:table-cell table:formula="of:=[.M14]" office:value-type="float" office:value="206.026784069942">
            <text:p>206.0267840699</text:p>
          </table:table-cell>
          <table:table-cell/>
          <table:table-cell table:formula="of:=[.K13]" office:value-type="float" office:value="220">
            <text:p>220</text:p>
          </table:table-cell>
          <table:table-cell table:formula="of:=[.K14]*SIN([.A14]*3.141592653/180)" office:value-type="float" office:value="199.387713128261">
            <text:p>199.3877131283</text:p>
          </table:table-cell>
          <table:table-cell table:formula="of:=[.F14]+[.L14]" office:value-type="float" office:value="206.026784069942">
            <text:p>206.0267840699</text:p>
          </table:table-cell>
          <table:table-cell/>
          <table:table-cell table:formula="of:=[.H14]" office:value-type="float" office:value="65">
            <text:p>65</text:p>
          </table:table-cell>
          <table:table-cell table:formula="of:=[.P13]" office:value-type="float" office:value="0">
            <text:p>0</text:p>
          </table:table-cell>
          <table:table-cell table:style-name="ce1" table:formula="of:=[.B14]" office:value-type="float" office:value="1420.52">
            <text:p>1420.52</text:p>
          </table:table-cell>
          <table:table-cell table:style-name="ce1" table:formula="of:=[.C14]" office:value-type="float" office:value="-30.7">
            <text:p>-30.70</text:p>
          </table:table-cell>
          <table:table-cell table:style-name="ce2" table:formula="of:=[.F14]" office:value-type="float" office:value="6.63907094168159">
            <text:p>6.639</text:p>
          </table:table-cell>
          <table:table-cell table:style-name="ce2" table:formula="of:=[.K36]" office:value-type="float" office:value="7.70361618904644">
            <text:p>7.704</text:p>
          </table:table-cell>
          <table:table-cell table:style-name="ce1" table:formula="of:=[.M14]" office:value-type="float" office:value="206.026784069942">
            <text:p>206.03</text:p>
          </table:table-cell>
          <table:table-cell table:formula="of:=[.V41]" office:value-type="float" office:value="10.5530390606629">
            <text:p>10.5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20.51">
            <text:p>1420.51</text:p>
          </table:table-cell>
          <table:table-cell office:value-type="float" office:value="-28.03">
            <text:p>-28.03</text:p>
          </table:table-cell>
          <table:table-cell/>
          <table:table-cell table:formula="of:=(1420.406-[.B15])/1420.406*299792" office:value-type="float" office:value="-21.9503212461877">
            <text:p>-21.9503212462</text:p>
          </table:table-cell>
          <table:table-cell table:formula="of:=[.E15]-[.C15]" office:value-type="float" office:value="6.07967875381226">
            <text:p>6.0796787538</text:p>
          </table:table-cell>
          <table:table-cell/>
          <table:table-cell table:formula="of:=[.A15]" office:value-type="float" office:value="70">
            <text:p>70</text:p>
          </table:table-cell>
          <table:table-cell table:formula="of:=[.M15]" office:value-type="float" office:value="212.812055309454">
            <text:p>212.8120553095</text:p>
          </table:table-cell>
          <table:table-cell/>
          <table:table-cell table:formula="of:=[.K14]" office:value-type="float" office:value="220">
            <text:p>220</text:p>
          </table:table-cell>
          <table:table-cell table:formula="of:=[.K15]*SIN([.A15]*3.141592653/180)" office:value-type="float" office:value="206.732376555641">
            <text:p>206.7323765556</text:p>
          </table:table-cell>
          <table:table-cell table:formula="of:=[.F15]+[.L15]" office:value-type="float" office:value="212.812055309454">
            <text:p>212.8120553095</text:p>
          </table:table-cell>
          <table:table-cell/>
          <table:table-cell table:formula="of:=[.H15]" office:value-type="float" office:value="70">
            <text:p>70</text:p>
          </table:table-cell>
          <table:table-cell table:formula="of:=[.P14]" office:value-type="float" office:value="0">
            <text:p>0</text:p>
          </table:table-cell>
          <table:table-cell table:style-name="ce1" table:formula="of:=[.B15]" office:value-type="float" office:value="1420.51">
            <text:p>1420.51</text:p>
          </table:table-cell>
          <table:table-cell table:style-name="ce1" table:formula="of:=[.C15]" office:value-type="float" office:value="-28.03">
            <text:p>-28.03</text:p>
          </table:table-cell>
          <table:table-cell table:style-name="ce2" table:formula="of:=[.F15]" office:value-type="float" office:value="6.07967875381226">
            <text:p>6.080</text:p>
          </table:table-cell>
          <table:table-cell table:style-name="ce2" table:formula="of:=[.K37]" office:value-type="float" office:value="7.98738727601342">
            <text:p>7.987</text:p>
          </table:table-cell>
          <table:table-cell table:style-name="ce1" table:formula="of:=[.M15]" office:value-type="float" office:value="212.812055309454">
            <text:p>212.81</text:p>
          </table:table-cell>
          <table:table-cell table:formula="of:=[.V42]" office:value-type="float" office:value="10.5530390606629">
            <text:p>10.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20.51">
            <text:p>1420.51</text:p>
          </table:table-cell>
          <table:table-cell office:value-type="float" office:value="-25.03">
            <text:p>-25.03</text:p>
          </table:table-cell>
          <table:table-cell/>
          <table:table-cell table:formula="of:=(1420.406-[.B16])/1420.406*299792" office:value-type="float" office:value="-21.9503212461877">
            <text:p>-21.9503212462</text:p>
          </table:table-cell>
          <table:table-cell table:formula="of:=[.E16]-[.C16]" office:value-type="float" office:value="3.07967875381226">
            <text:p>3.0796787538</text:p>
          </table:table-cell>
          <table:table-cell/>
          <table:table-cell table:formula="of:=[.A16]" office:value-type="float" office:value="75">
            <text:p>75</text:p>
          </table:table-cell>
          <table:table-cell table:formula="of:=[.M16]" office:value-type="float" office:value="215.583360523414">
            <text:p>215.5833605234</text:p>
          </table:table-cell>
          <table:table-cell/>
          <table:table-cell table:formula="of:=[.K15]" office:value-type="float" office:value="220">
            <text:p>220</text:p>
          </table:table-cell>
          <table:table-cell table:formula="of:=[.K16]*SIN([.A16]*3.141592653/180)" office:value-type="float" office:value="212.503681769602">
            <text:p>212.5036817696</text:p>
          </table:table-cell>
          <table:table-cell table:formula="of:=[.F16]+[.L16]" office:value-type="float" office:value="215.583360523414">
            <text:p>215.5833605234</text:p>
          </table:table-cell>
          <table:table-cell/>
          <table:table-cell table:formula="of:=[.H16]" office:value-type="float" office:value="75">
            <text:p>75</text:p>
          </table:table-cell>
          <table:table-cell table:formula="of:=[.P15]" office:value-type="float" office:value="0">
            <text:p>0</text:p>
          </table:table-cell>
          <table:table-cell table:style-name="ce1" table:formula="of:=[.B16]" office:value-type="float" office:value="1420.51">
            <text:p>1420.51</text:p>
          </table:table-cell>
          <table:table-cell table:style-name="ce1" table:formula="of:=[.C16]" office:value-type="float" office:value="-25.03">
            <text:p>-25.03</text:p>
          </table:table-cell>
          <table:table-cell table:style-name="ce2" table:formula="of:=[.F16]" office:value-type="float" office:value="3.07967875381226">
            <text:p>3.080</text:p>
          </table:table-cell>
          <table:table-cell table:style-name="ce2" table:formula="of:=[.K38]" office:value-type="float" office:value="8.21036952291645">
            <text:p>8.210</text:p>
          </table:table-cell>
          <table:table-cell table:style-name="ce1" table:formula="of:=[.M16]" office:value-type="float" office:value="215.583360523414">
            <text:p>215.58</text:p>
          </table:table-cell>
          <table:table-cell table:formula="of:=[.V43]" office:value-type="float" office:value="10.5530390606629">
            <text:p>10.5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20.5">
            <text:p>1420.5</text:p>
          </table:table-cell>
          <table:table-cell office:value-type="float" office:value="-21.93">
            <text:p>-21.93</text:p>
          </table:table-cell>
          <table:table-cell/>
          <table:table-cell table:formula="of:=(1420.406-[.B17])/1420.406*299792" office:value-type="float" office:value="-19.8397134340571">
            <text:p>-19.8397134341</text:p>
          </table:table-cell>
          <table:table-cell table:formula="of:=[.E17]-[.C17]" office:value-type="float" office:value="2.09028656594293">
            <text:p>2.0902865659</text:p>
          </table:table-cell>
          <table:table-cell/>
          <table:table-cell table:formula="of:=[.A17]" office:value-type="float" office:value="80">
            <text:p>80</text:p>
          </table:table-cell>
          <table:table-cell table:formula="of:=[.M17]" office:value-type="float" office:value="218.747992218615">
            <text:p>218.7479922186</text:p>
          </table:table-cell>
          <table:table-cell/>
          <table:table-cell table:formula="of:=[.K16]" office:value-type="float" office:value="220">
            <text:p>220</text:p>
          </table:table-cell>
          <table:table-cell table:formula="of:=[.K17]*SIN([.A17]*3.141592653/180)" office:value-type="float" office:value="216.657705652672">
            <text:p>216.6577056527</text:p>
          </table:table-cell>
          <table:table-cell table:formula="of:=[.F17]+[.L17]" office:value-type="float" office:value="218.747992218615">
            <text:p>218.7479922186</text:p>
          </table:table-cell>
          <table:table-cell/>
          <table:table-cell table:formula="of:=[.H17]" office:value-type="float" office:value="80">
            <text:p>80</text:p>
          </table:table-cell>
          <table:table-cell table:formula="of:=[.P16]" office:value-type="float" office:value="0">
            <text:p>0</text:p>
          </table:table-cell>
          <table:table-cell table:style-name="ce1" table:formula="of:=[.B17]" office:value-type="float" office:value="1420.5">
            <text:p>1420.50</text:p>
          </table:table-cell>
          <table:table-cell table:style-name="ce1" table:formula="of:=[.C17]" office:value-type="float" office:value="-21.93">
            <text:p>-21.93</text:p>
          </table:table-cell>
          <table:table-cell table:style-name="ce2" table:formula="of:=[.F17]" office:value-type="float" office:value="2.09028656594293">
            <text:p>2.090</text:p>
          </table:table-cell>
          <table:table-cell table:style-name="ce2" table:formula="of:=[.K39]" office:value-type="float" office:value="8.37086590021686">
            <text:p>8.371</text:p>
          </table:table-cell>
          <table:table-cell table:style-name="ce1" table:formula="of:=[.M17]" office:value-type="float" office:value="218.747992218615">
            <text:p>218.75</text:p>
          </table:table-cell>
          <table:table-cell table:formula="of:=[.V44]" office:value-type="float" office:value="10.5530390606629">
            <text:p>10.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20.5">
            <text:p>1420.5</text:p>
          </table:table-cell>
          <table:table-cell office:value-type="float" office:value="-18.73">
            <text:p>-18.73</text:p>
          </table:table-cell>
          <table:table-cell/>
          <table:table-cell table:formula="of:=(1420.406-[.B18])/1420.406*299792" office:value-type="float" office:value="-19.8397134340571">
            <text:p>-19.8397134341</text:p>
          </table:table-cell>
          <table:table-cell table:formula="of:=[.E18]-[.C18]" office:value-type="float" office:value="-1.10971343405707">
            <text:p>-1.1097134341</text:p>
          </table:table-cell>
          <table:table-cell/>
          <table:table-cell table:formula="of:=[.A18]" office:value-type="float" office:value="85">
            <text:p>85</text:p>
          </table:table-cell>
          <table:table-cell table:formula="of:=[.M18]" office:value-type="float" office:value="218.053120140787">
            <text:p>218.0531201408</text:p>
          </table:table-cell>
          <table:table-cell/>
          <table:table-cell table:formula="of:=[.K17]" office:value-type="float" office:value="220">
            <text:p>220</text:p>
          </table:table-cell>
          <table:table-cell table:formula="of:=[.K18]*SIN([.A18]*3.141592653/180)" office:value-type="float" office:value="219.162833574844">
            <text:p>219.1628335748</text:p>
          </table:table-cell>
          <table:table-cell table:formula="of:=[.F18]+[.L18]" office:value-type="float" office:value="218.053120140787">
            <text:p>218.0531201408</text:p>
          </table:table-cell>
          <table:table-cell/>
          <table:table-cell table:formula="of:=[.H18]" office:value-type="float" office:value="85">
            <text:p>85</text:p>
          </table:table-cell>
          <table:table-cell table:formula="of:=[.P17]" office:value-type="float" office:value="0">
            <text:p>0</text:p>
          </table:table-cell>
          <table:table-cell table:style-name="ce1" table:formula="of:=[.B18]" office:value-type="float" office:value="1420.5">
            <text:p>1420.50</text:p>
          </table:table-cell>
          <table:table-cell table:style-name="ce1" table:formula="of:=[.C18]" office:value-type="float" office:value="-18.73">
            <text:p>-18.73</text:p>
          </table:table-cell>
          <table:table-cell table:style-name="ce2" table:formula="of:=[.F18]" office:value-type="float" office:value="-1.10971343405707">
            <text:p>-1.110</text:p>
          </table:table-cell>
          <table:table-cell table:style-name="ce2" table:formula="of:=[.K40]" office:value-type="float" office:value="8.46765493357351">
            <text:p>8.468</text:p>
          </table:table-cell>
          <table:table-cell table:style-name="ce1" table:formula="of:=[.M18]" office:value-type="float" office:value="218.053120140787">
            <text:p>218.05</text:p>
          </table:table-cell>
          <table:table-cell table:formula="of:=[.V45]" office:value-type="float" office:value="10.5530390606629">
            <text:p>10.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20.51">
            <text:p>1420.51</text:p>
          </table:table-cell>
          <table:table-cell office:value-type="float" office:value="-15.33">
            <text:p>-15.33</text:p>
          </table:table-cell>
          <table:table-cell/>
          <table:table-cell table:formula="of:=(1420.406-[.B19])/1420.406*299792" office:value-type="float" office:value="-21.9503212461877">
            <text:p>-21.9503212462</text:p>
          </table:table-cell>
          <table:table-cell table:formula="of:=[.E19]-[.C19]" office:value-type="float" office:value="-6.62032124618774">
            <text:p>-6.6203212462</text:p>
          </table:table-cell>
          <table:table-cell/>
          <table:table-cell table:formula="of:=[.A19]" office:value-type="float" office:value="90">
            <text:p>90</text:p>
          </table:table-cell>
          <table:table-cell table:formula="of:=[.M19]" office:value-type="float" office:value="213.379678753812">
            <text:p>213.3796787538</text:p>
          </table:table-cell>
          <table:table-cell/>
          <table:table-cell table:formula="of:=[.K18]" office:value-type="float" office:value="220">
            <text:p>220</text:p>
          </table:table-cell>
          <table:table-cell table:formula="of:=[.K19]*SIN([.A19]*3.141592653/180)" office:value-type="float" office:value="220">
            <text:p>220</text:p>
          </table:table-cell>
          <table:table-cell table:formula="of:=[.F19]+[.L19]" office:value-type="float" office:value="213.379678753812">
            <text:p>213.3796787538</text:p>
          </table:table-cell>
          <table:table-cell/>
          <table:table-cell table:formula="of:=[.H19]" office:value-type="float" office:value="90">
            <text:p>90</text:p>
          </table:table-cell>
          <table:table-cell table:formula="of:=[.P18]" office:value-type="float" office:value="0">
            <text:p>0</text:p>
          </table:table-cell>
          <table:table-cell table:style-name="ce1" table:formula="of:=[.B19]" office:value-type="float" office:value="1420.51">
            <text:p>1420.51</text:p>
          </table:table-cell>
          <table:table-cell table:style-name="ce1" table:formula="of:=[.C19]" office:value-type="float" office:value="-15.33">
            <text:p>-15.33</text:p>
          </table:table-cell>
          <table:table-cell table:style-name="ce2" table:formula="of:=[.F19]" office:value-type="float" office:value="-6.62032124618774">
            <text:p>-6.620</text:p>
          </table:table-cell>
          <table:table-cell table:style-name="ce2" table:formula="of:=[.K41]" office:value-type="float" office:value="8.5">
            <text:p>8.500</text:p>
          </table:table-cell>
          <table:table-cell table:style-name="ce1" table:formula="of:=[.M19]" office:value-type="float" office:value="213.379678753812">
            <text:p>213.38</text:p>
          </table:table-cell>
          <table:table-cell table:formula="of:=[.V46]" office:value-type="float" office:value="10.5530390606629">
            <text:p>10.55</text:p>
          </table:table-cell>
        </table:table-row>
        <table:table-row table:style-name="ro1" table:number-rows-repeated="2">
          <table:table-cell table:number-columns-repeated="21"/>
          <table:table-cell table:style-name="Default"/>
        </table:table-row>
        <table:table-row table:style-name="ro2">
          <table:table-cell table:number-columns-repeated="21"/>
          <table:table-cell table:style-name="Default"/>
        </table:table-row>
        <table:table-row table:style-name="ro1">
          <table:table-cell table:number-columns-repeated="10"/>
          <table:table-cell office:value-type="string">
            <text:p>R in kpc</text:p>
          </table:table-cell>
          <table:table-cell office:value-type="string">
            <text:p>v rot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0"/>
          <table:table-cell table:formula="of:=8.5*SIN([.H2]/180*3.141592653)" office:value-type="float" office:value="0">
            <text:p>0</text:p>
          </table:table-cell>
          <table:table-cell table:formula="of:=[.I2]" office:value-type="float" office:value="0.954816256766918">
            <text:p>0.9548162568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0"/>
          <table:table-cell table:formula="of:=8.5*SIN([.H3]/180*3.141592653)" office:value-type="float" office:value="0.740823813216368">
            <text:p>0.7408238132</text:p>
          </table:table-cell>
          <table:table-cell table:formula="of:=[.I3]" office:value-type="float" office:value="23.3996874697918">
            <text:p>23.3996874698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0"/>
          <table:table-cell table:formula="of:=8.5*SIN([.H4]/180*3.141592653)" office:value-type="float" office:value="1.47600950989463">
            <text:p>1.4760095099</text:p>
          </table:table-cell>
          <table:table-cell table:formula="of:=[.I4]" office:value-type="float" office:value="43.3080231485232">
            <text:p>43.3080231485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0"/>
          <table:table-cell table:formula="of:=8.5*SIN([.H5]/180*3.141592653)" office:value-type="float" office:value="2.19996188296789">
            <text:p>2.199961883</text:p>
          </table:table-cell>
          <table:table-cell table:formula="of:=[.I5]" office:value-type="float" office:value="62.6156139810077">
            <text:p>62.615613981</text:p>
          </table:table-cell>
          <table:table-cell table:number-columns-repeated="9"/>
          <table:table-cell table:style-name="Default"/>
        </table:table-row>
        <table:table-row table:style-name="ro1">
          <table:table-cell table:number-columns-repeated="10"/>
          <table:table-cell table:formula="of:=8.5*SIN([.H6]/180*3.141592653)" office:value-type="float" office:value="2.90717121774475">
            <text:p>2.9071712177</text:p>
          </table:table-cell>
          <table:table-cell table:formula="of:=[.I6]" office:value-type="float" office:value="81.149855586997">
            <text:p>81.149855587</text:p>
          </table:table-cell>
          <table:table-cell table:number-columns-repeated="8"/>
          <table:table-cell office:value-type="string">
            <text:p>Fehler Frequenz in MHz</text:p>
          </table:table-cell>
          <table:table-cell table:style-name="Default" office:value-type="string">
            <text:p>Fehler v rot</text:p>
          </table:table-cell>
        </table:table-row>
        <table:table-row table:style-name="ro1">
          <table:table-cell table:number-columns-repeated="10"/>
          <table:table-cell table:formula="of:=8.5*SIN([.H7]/180*3.141592653)" office:value-type="float" office:value="3.5922552241649">
            <text:p>3.5922552242</text:p>
          </table:table-cell>
          <table:table-cell table:formula="of:=[.I7]" office:value-type="float" office:value="94.5902260112571">
            <text:p>94.5902260113</text:p>
          </table:table-cell>
          <table:table-cell table:number-columns-repeated="8"/>
          <table:table-cell office:value-type="float" office:value="0.05">
            <text:p>0.05</text:p>
          </table:table-cell>
          <table:table-cell table:formula="of:=299792/1420.406*[.U29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8]/180*3.141592653)" office:value-type="float" office:value="4.2499999992764">
            <text:p>4.2499999993</text:p>
          </table:table-cell>
          <table:table-cell table:formula="of:=[.I8]" office:value-type="float" office:value="119.59663967443">
            <text:p>119.5966396744</text:p>
          </table:table-cell>
          <table:table-cell table:number-columns-repeated="8"/>
          <table:table-cell table:formula="of:=[.U29]" office:value-type="float" office:value="0.05">
            <text:p>0.05</text:p>
          </table:table-cell>
          <table:table-cell table:formula="of:=299792/1420.406*[.U30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9]/180*3.141592653)" office:value-type="float" office:value="4.87539970818539">
            <text:p>4.8753997082</text:p>
          </table:table-cell>
          <table:table-cell table:formula="of:=[.I9]" office:value-type="float" office:value="135.073455669722">
            <text:p>135.0734556697</text:p>
          </table:table-cell>
          <table:table-cell table:number-columns-repeated="8"/>
          <table:table-cell table:formula="of:=[.U30]" office:value-type="float" office:value="0.05">
            <text:p>0.05</text:p>
          </table:table-cell>
          <table:table-cell table:formula="of:=299792/1420.406*[.U31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0]/180*3.141592653)" office:value-type="float" office:value="5.46369468148217">
            <text:p>5.4636946815</text:p>
          </table:table-cell>
          <table:table-cell table:formula="of:=[.I10]" office:value-type="float" office:value="149.209913802109">
            <text:p>149.2099138021</text:p>
          </table:table-cell>
          <table:table-cell table:number-columns-repeated="8"/>
          <table:table-cell table:formula="of:=[.U31]" office:value-type="float" office:value="0.05">
            <text:p>0.05</text:p>
          </table:table-cell>
          <table:table-cell table:formula="of:=299792/1420.406*[.U32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1]/180*3.141592653)" office:value-type="float" office:value="6.51137776561619">
            <text:p>6.5113777656</text:p>
          </table:table-cell>
          <table:table-cell table:formula="of:=[.I11]" office:value-type="float" office:value="175.417024968297">
            <text:p>175.4170249683</text:p>
          </table:table-cell>
          <table:table-cell table:number-columns-repeated="8"/>
          <table:table-cell table:formula="of:=[.U32]" office:value-type="float" office:value="0.05">
            <text:p>0.05</text:p>
          </table:table-cell>
          <table:table-cell table:formula="of:=299792/1420.406*[.U33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2]/180*3.141592653)" office:value-type="float" office:value="6.96279237557781">
            <text:p>6.9627923756</text:p>
          </table:table-cell>
          <table:table-cell table:formula="of:=[.I12]" office:value-type="float" office:value="189.411912850388">
            <text:p>189.4119128504</text:p>
          </table:table-cell>
          <table:table-cell table:number-columns-repeated="8"/>
          <table:table-cell table:formula="of:=[.U33]" office:value-type="float" office:value="0.05">
            <text:p>0.05</text:p>
          </table:table-cell>
          <table:table-cell table:formula="of:=299792/1420.406*[.U34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3]/180*3.141592653)" office:value-type="float" office:value="7.36121593133219">
            <text:p>7.3612159313</text:p>
          </table:table-cell>
          <table:table-cell table:formula="of:=[.I13]" office:value-type="float" office:value="199.624659752632">
            <text:p>199.6246597526</text:p>
          </table:table-cell>
          <table:table-cell table:number-columns-repeated="8"/>
          <table:table-cell table:formula="of:=[.U34]" office:value-type="float" office:value="0.05">
            <text:p>0.05</text:p>
          </table:table-cell>
          <table:table-cell table:formula="of:=299792/1420.406*[.U35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4]/180*3.141592653)" office:value-type="float" office:value="7.70361618904644">
            <text:p>7.703616189</text:p>
          </table:table-cell>
          <table:table-cell table:formula="of:=[.I14]" office:value-type="float" office:value="206.026784069942">
            <text:p>206.0267840699</text:p>
          </table:table-cell>
          <table:table-cell table:number-columns-repeated="8"/>
          <table:table-cell table:formula="of:=[.U35]" office:value-type="float" office:value="0.05">
            <text:p>0.05</text:p>
          </table:table-cell>
          <table:table-cell table:formula="of:=299792/1420.406*[.U36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5]/180*3.141592653)" office:value-type="float" office:value="7.98738727601342">
            <text:p>7.987387276</text:p>
          </table:table-cell>
          <table:table-cell table:formula="of:=[.I15]" office:value-type="float" office:value="212.812055309454">
            <text:p>212.8120553095</text:p>
          </table:table-cell>
          <table:table-cell table:number-columns-repeated="8"/>
          <table:table-cell table:formula="of:=[.U36]" office:value-type="float" office:value="0.05">
            <text:p>0.05</text:p>
          </table:table-cell>
          <table:table-cell table:formula="of:=299792/1420.406*[.U37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6]/180*3.141592653)" office:value-type="float" office:value="8.21036952291645">
            <text:p>8.2103695229</text:p>
          </table:table-cell>
          <table:table-cell table:formula="of:=[.I16]" office:value-type="float" office:value="215.583360523414">
            <text:p>215.5833605234</text:p>
          </table:table-cell>
          <table:table-cell table:number-columns-repeated="8"/>
          <table:table-cell table:formula="of:=[.U37]" office:value-type="float" office:value="0.05">
            <text:p>0.05</text:p>
          </table:table-cell>
          <table:table-cell table:formula="of:=299792/1420.406*[.U38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7]/180*3.141592653)" office:value-type="float" office:value="8.37086590021686">
            <text:p>8.3708659002</text:p>
          </table:table-cell>
          <table:table-cell table:formula="of:=[.I17]" office:value-type="float" office:value="218.747992218615">
            <text:p>218.7479922186</text:p>
          </table:table-cell>
          <table:table-cell table:number-columns-repeated="8"/>
          <table:table-cell table:formula="of:=[.U38]" office:value-type="float" office:value="0.05">
            <text:p>0.05</text:p>
          </table:table-cell>
          <table:table-cell table:formula="of:=299792/1420.406*[.U39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8]/180*3.141592653)" office:value-type="float" office:value="8.46765493357351">
            <text:p>8.4676549336</text:p>
          </table:table-cell>
          <table:table-cell table:formula="of:=[.I18]" office:value-type="float" office:value="218.053120140787">
            <text:p>218.0531201408</text:p>
          </table:table-cell>
          <table:table-cell table:number-columns-repeated="8"/>
          <table:table-cell table:formula="of:=[.U39]" office:value-type="float" office:value="0.05">
            <text:p>0.05</text:p>
          </table:table-cell>
          <table:table-cell table:formula="of:=299792/1420.406*[.U40]" office:value-type="float" office:value="10.5530390606629">
            <text:p>10.55</text:p>
          </table:table-cell>
        </table:table-row>
        <table:table-row table:style-name="ro1">
          <table:table-cell table:number-columns-repeated="10"/>
          <table:table-cell table:formula="of:=8.5*SIN([.H19]/180*3.141592653)" office:value-type="float" office:value="8.5">
            <text:p>8.5</text:p>
          </table:table-cell>
          <table:table-cell table:formula="of:=[.I19]" office:value-type="float" office:value="213.379678753812">
            <text:p>213.3796787538</text:p>
          </table:table-cell>
          <table:table-cell table:number-columns-repeated="8"/>
          <table:table-cell table:formula="of:=[.U40]" office:value-type="float" office:value="0.05">
            <text:p>0.05</text:p>
          </table:table-cell>
          <table:table-cell table:formula="of:=299792/1420.406*[.U41]" office:value-type="float" office:value="10.5530390606629">
            <text:p>10.55</text:p>
          </table:table-cell>
        </table:table-row>
        <table:table-row table:style-name="ro1">
          <table:table-cell table:number-columns-repeated="20"/>
          <table:table-cell table:formula="of:=[.U41]" office:value-type="float" office:value="0.05">
            <text:p>0.05</text:p>
          </table:table-cell>
          <table:table-cell table:formula="of:=299792/1420.406*[.U42]" office:value-type="float" office:value="10.5530390606629">
            <text:p>10.55</text:p>
          </table:table-cell>
        </table:table-row>
        <table:table-row table:style-name="ro1">
          <table:table-cell table:number-columns-repeated="20"/>
          <table:table-cell table:formula="of:=[.U42]" office:value-type="float" office:value="0.05">
            <text:p>0.05</text:p>
          </table:table-cell>
          <table:table-cell table:formula="of:=299792/1420.406*[.U43]" office:value-type="float" office:value="10.5530390606629">
            <text:p>10.55</text:p>
          </table:table-cell>
        </table:table-row>
        <table:table-row table:style-name="ro1">
          <table:table-cell table:number-columns-repeated="20"/>
          <table:table-cell table:formula="of:=[.U43]" office:value-type="float" office:value="0.05">
            <text:p>0.05</text:p>
          </table:table-cell>
          <table:table-cell table:formula="of:=299792/1420.406*[.U44]" office:value-type="float" office:value="10.5530390606629">
            <text:p>10.55</text:p>
          </table:table-cell>
        </table:table-row>
        <table:table-row table:style-name="ro1">
          <table:table-cell table:number-columns-repeated="20"/>
          <table:table-cell table:formula="of:=[.U44]" office:value-type="float" office:value="0.05">
            <text:p>0.05</text:p>
          </table:table-cell>
          <table:table-cell table:formula="of:=299792/1420.406*[.U45]" office:value-type="float" office:value="10.5530390606629">
            <text:p>10.55</text:p>
          </table:table-cell>
        </table:table-row>
        <table:table-row table:style-name="ro1">
          <table:table-cell table:number-columns-repeated="20"/>
          <table:table-cell table:formula="of:=[.U45]" office:value-type="float" office:value="0.05">
            <text:p>0.05</text:p>
          </table:table-cell>
          <table:table-cell table:formula="of:=299792/1420.406*[.U46]" office:value-type="float" office:value="10.5530390606629">
            <text:p>10.55</text:p>
          </table:table-cell>
        </table:table-row>
        <table:table-row table:style-name="ro1">
          <table:table-cell table:number-columns-repeated="21"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D2:Sheet1.F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9:23:02</meta:creation-date>
    <dc:date>2014-03-17T18:41:17</dc:date>
    <meta:editing-duration>PT1H53M57S</meta:editing-duration>
    <meta:editing-cycles>12</meta:editing-cycles>
    <meta:generator>LibreOffice/3.5$Linux_X86_64 LibreOffice_project/350m1$Build-2</meta:generator>
    <meta:document-statistic meta:table-count="3" meta:cell-count="4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102cm" svg:y="4.201cm" style:legend-expansion="high" chart:style-name="ch2"/>
        <chart:plot-area chart:style-name="ch3" table:cell-range-address="Sheet1.H2:Sheet1.I19" chart:data-source-has-labels="both" svg:x="0.77cm" svg:y="0.855cm" svg:width="11.692cm" svg:height="7.545cm">
          <chartooo:coordinate-region svg:x="1.577cm" svg:y="1.054cm" svg:width="10.605cm" svg:height="6.699cm"/>
          <chart:axis chart:dimension="x" chart:name="primary-x" chart:style-name="ch4" chartooo:axis-type="auto">
            <chart:categories table:cell-range-address="Sheet1.H3:Sheet1.H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9" chart:label-cell-address="Sheet1.I2:Sheet1.I2" chart:class="chart:scatter">
            <chart:domain table:cell-range-address="Sheet1.H3:Sheet1.H19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0.954816256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H3:Sheet1.H19</svg:desc>
                </draw:g>
              </table:table-cell>
              <table:table-cell office:value-type="float" office:value="5">
                <text:p>5</text:p>
                <draw:g>
                  <svg:desc>Sheet1.H3:Sheet1.H19</svg:desc>
                </draw:g>
              </table:table-cell>
              <table:table-cell office:value-type="float" office:value="23.3996874697918">
                <text:p>23.3996874697918</text:p>
                <draw:g>
                  <svg:desc>Sheet1.I3:Sheet1.I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3080231485232">
                <text:p>43.30802314852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2.6156139810077">
                <text:p>62.61561398100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1.149855586997">
                <text:p>81.1498555869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94.5902260112571">
                <text:p>94.5902260112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9.59663967443">
                <text:p>119.596639674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35.073455669722">
                <text:p>135.0734556697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9.209913802109">
                <text:p>149.209913802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5.417024968297">
                <text:p>175.41702496829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89.411912850388">
                <text:p>189.4119128503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9.624659752632">
                <text:p>199.62465975263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206.026784069942">
                <text:p>206.0267840699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2.812055309454">
                <text:p>212.81205530945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215.583360523414">
                <text:p>215.5833605234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8.747992218615">
                <text:p>218.7479922186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18.053120140787">
                <text:p>218.0531201407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3.379678753812">
                <text:p>213.379678753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1.K24:Sheet1.L41" svg:x="0.77cm" svg:y="0.855cm" svg:width="12.38cm" svg:height="7.545cm">
          <chartooo:coordinate-region svg:x="1.577cm" svg:y="1.054cm" svg:width="11.47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4:Sheet1.L41" chart:class="chart:scatter">
            <chart:domain table:cell-range-address="Sheet1.K24:Sheet1.K41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4:Sheet1.K41</svg:desc>
                </draw:g>
              </table:table-cell>
              <table:table-cell office:value-type="float" office:value="0.954816256766918">
                <text:p>0.954816256766918</text:p>
                <draw:g>
                  <svg:desc>Sheet1.L24:Sheet1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823813216368">
                <text:p>0.740823813216368</text:p>
              </table:table-cell>
              <table:table-cell office:value-type="float" office:value="23.3996874697918">
                <text:p>23.3996874697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600950989463">
                <text:p>1.47600950989463</text:p>
              </table:table-cell>
              <table:table-cell office:value-type="float" office:value="43.3080231485232">
                <text:p>43.3080231485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996188296789">
                <text:p>2.19996188296789</text:p>
              </table:table-cell>
              <table:table-cell office:value-type="float" office:value="62.6156139810077">
                <text:p>62.6156139810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717121774475">
                <text:p>2.90717121774475</text:p>
              </table:table-cell>
              <table:table-cell office:value-type="float" office:value="81.149855586997">
                <text:p>81.149855586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922552241649">
                <text:p>3.5922552241649</text:p>
              </table:table-cell>
              <table:table-cell office:value-type="float" office:value="94.5902260112571">
                <text:p>94.5902260112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99999992764">
                <text:p>4.2499999992764</text:p>
              </table:table-cell>
              <table:table-cell office:value-type="float" office:value="119.59663967443">
                <text:p>119.59663967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7539970818539">
                <text:p>4.87539970818539</text:p>
              </table:table-cell>
              <table:table-cell office:value-type="float" office:value="135.073455669722">
                <text:p>135.073455669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6369468148217">
                <text:p>5.46369468148217</text:p>
              </table:table-cell>
              <table:table-cell office:value-type="float" office:value="149.209913802109">
                <text:p>149.209913802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1137776561619">
                <text:p>6.51137776561619</text:p>
              </table:table-cell>
              <table:table-cell office:value-type="float" office:value="175.417024968297">
                <text:p>175.417024968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6279237557781">
                <text:p>6.96279237557781</text:p>
              </table:table-cell>
              <table:table-cell office:value-type="float" office:value="189.411912850388">
                <text:p>189.41191285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6121593133219">
                <text:p>7.36121593133219</text:p>
              </table:table-cell>
              <table:table-cell office:value-type="float" office:value="199.624659752632">
                <text:p>199.624659752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0361618904644">
                <text:p>7.70361618904644</text:p>
              </table:table-cell>
              <table:table-cell office:value-type="float" office:value="206.026784069942">
                <text:p>206.026784069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8738727601342">
                <text:p>7.98738727601342</text:p>
              </table:table-cell>
              <table:table-cell office:value-type="float" office:value="212.812055309454">
                <text:p>212.812055309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1036952291645">
                <text:p>8.21036952291645</text:p>
              </table:table-cell>
              <table:table-cell office:value-type="float" office:value="215.583360523414">
                <text:p>215.583360523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7086590021686">
                <text:p>8.37086590021686</text:p>
              </table:table-cell>
              <table:table-cell office:value-type="float" office:value="218.747992218615">
                <text:p>218.747992218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6765493357351">
                <text:p>8.46765493357351</text:p>
              </table:table-cell>
              <table:table-cell office:value-type="float" office:value="218.053120140787">
                <text:p>218.053120140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13.379678753812">
                <text:p>213.379678753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